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80000001F50D6836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visible-area-left="0cm" draw:visible-area-top="0cm" draw:visible-area-width="16.776cm" draw:visible-area-height="11.749cm"/>
    </style:style>
    <style:style style:name="gr4" style:family="graphic" style:parent-style-name="standard">
      <style:graphic-properties draw:visible-area-left="0cm" draw:visible-area-top="0cm" draw:visible-area-width="15.238cm" draw:visible-area-height="12.172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2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2.44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0.625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7.454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2.943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4.12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648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7.983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7.489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027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5.381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8.636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518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387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59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92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989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102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7.48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5.09cm" fo:min-width="0cm" fo:padding-top="0cm" fo:padding-bottom="0cm" fo:padding-left="0cm" fo:padding-right="0cm" fo:wrap-option="no-wrap" draw:shadow="hidden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6.303cm" fo:min-width="0cm" fo:padding-top="0cm" fo:padding-bottom="0cm" fo:padding-left="0cm" fo:padding-right="0cm" fo:wrap-option="no-wrap" draw:shadow="hidden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16cm" fo:min-width="0cm" fo:padding-top="0cm" fo:padding-bottom="0cm" fo:padding-left="0cm" fo:padding-right="0cm" fo:wrap-option="no-wrap" draw:shadow="hidden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841cm" fo:min-width="0cm" fo:padding-top="0cm" fo:padding-bottom="0cm" fo:padding-left="0cm" fo:padding-right="0cm" fo:wrap-option="no-wrap" draw:shadow="hidden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8.852cm" fo:min-width="0cm" fo:padding-top="0cm" fo:padding-bottom="0cm" fo:padding-left="0cm" fo:padding-right="0cm" fo:wrap-option="no-wrap" draw:shadow="hidden" draw:shadow-color="#808080"/>
    </style:style>
    <style:style style:name="pr2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49cm" fo:min-width="0cm" fo:padding-top="0cm" fo:padding-bottom="0cm" fo:padding-left="0cm" fo:padding-right="0cm" fo:wrap-option="no-wrap" draw:shadow="hidden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415cm" fo:min-width="0cm" fo:padding-top="0cm" fo:padding-bottom="0cm" fo:padding-left="0cm" fo:padding-right="0cm" fo:wrap-option="no-wrap" draw:shadow="hidden" draw:shadow-color="#808080"/>
    </style:style>
    <style:style style:name="pr2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06cm" fo:min-width="0cm" fo:padding-top="0cm" fo:padding-bottom="0cm" fo:padding-left="0cm" fo:padding-right="0cm" fo:wrap-option="no-wrap" draw:shadow="hidden" draw:shadow-color="#808080"/>
    </style:style>
    <style:style style:name="pr2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8.781cm" fo:min-width="0cm" fo:padding-top="0cm" fo:padding-bottom="0cm" fo:padding-left="0cm" fo:padding-right="0cm" fo:wrap-option="no-wrap" draw:shadow="hidden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599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1.2cm" fo:margin-right="0cm" fo:line-height="93%" text:enable-numbering="false" fo:text-indent="-0.6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line-height="93%" text:enable-numbering="false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195cm" fo:margin-right="0cm" fo:margin-top="0cm" fo:margin-bottom="0.502cm" fo:line-height="93%" text:enable-numbering="true" fo:text-indent="-0.9cm"/>
    </style:style>
    <style:style style:name="P9" style:family="paragraph">
      <style:paragraph-properties fo:margin-left="3.593cm" fo:margin-right="0cm" fo:margin-top="0cm" fo:margin-bottom="0.299cm" text:enable-numbering="true" fo:text-indent="-0.599cm"/>
    </style:style>
    <style:style style:name="P10" style:family="paragraph">
      <style:paragraph-properties fo:margin-left="1.195cm" fo:margin-right="0cm" fo:text-indent="-0.9cm" style:writing-mode="lr-tb"/>
    </style:style>
    <style:style style:name="P11" style:family="paragraph">
      <style:paragraph-properties fo:margin-left="1.195cm" fo:margin-right="0cm" fo:margin-top="0cm" fo:margin-bottom="0.502cm" text:enable-numbering="true" fo:text-indent="-0.9cm"/>
    </style:style>
    <style:style style:name="P12" style:family="paragraph">
      <style:paragraph-properties fo:margin-left="5.992cm" fo:margin-right="0cm" fo:margin-top="0cm" fo:margin-bottom="0.101cm" text:enable-numbering="true" fo:text-indent="-0.599cm"/>
    </style:style>
    <style:style style:name="P13" style:family="paragraph">
      <style:paragraph-properties fo:margin-left="2.394cm" fo:margin-right="0cm" fo:margin-top="0cm" fo:margin-bottom="0.401cm" text:enable-numbering="true" fo:text-indent="-0.794cm"/>
    </style:style>
    <style:style style:name="P14" style:family="paragraph">
      <style:paragraph-properties fo:margin-left="1.195cm" fo:margin-right="0cm" fo:margin-top="0cm" fo:margin-bottom="0.502cm" text:enable-numbering="false" fo:text-indent="-0.9cm"/>
    </style:style>
    <style:style style:name="P15" style:family="paragraph">
      <style:paragraph-properties fo:margin-left="2.394cm" fo:margin-right="0cm" fo:margin-top="0cm" fo:margin-bottom="0.401cm" fo:line-height="77%" text:enable-numbering="true" fo:text-indent="-0.794cm"/>
    </style:style>
    <style:style style:name="P16" style:family="paragraph">
      <style:paragraph-properties fo:margin-left="1.195cm" fo:margin-right="0cm" fo:margin-top="0cm" fo:margin-bottom="0.502cm" fo:line-height="77%" text:enable-numbering="true" fo:text-indent="-0.9cm"/>
    </style:style>
    <style:style style:name="P17" style:family="paragraph">
      <style:paragraph-properties fo:margin-left="4.793cm" fo:margin-right="0cm" fo:margin-top="0cm" fo:margin-bottom="0.202cm" text:enable-numbering="true" fo:text-indent="-0.595cm"/>
    </style:style>
    <style:style style:name="T1" style:family="text">
      <style:text-properties fo:font-size="24pt"/>
    </style:style>
    <style:style style:name="T2" style:family="text">
      <style:text-properties fo:language="en" fo:country="GB"/>
    </style:style>
    <style:style style:name="T3" style:family="text">
      <style:text-properties fo:color="#00ff00" fo:language="en" fo:country="GB" fo:font-weight="bold"/>
    </style:style>
    <style:style style:name="T4" style:family="text">
      <style:text-properties fo:color="#00ff00" fo:font-weight="bold"/>
    </style:style>
    <style:style style:name="T5" style:family="text">
      <style:text-properties style:text-position="-25% 58%"/>
    </style:style>
    <style:style style:name="T6" style:family="text">
      <style:text-properties fo:font-size="36pt" fo:language="en" fo:country="GB" style:font-size-asian="36pt" style:font-size-complex="36pt"/>
    </style:style>
    <style:style style:name="T7" style:family="text">
      <style:text-properties fo:font-size="28pt" fo:language="en" fo:country="GB" style:font-size-asian="28pt" style:font-size-complex="28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5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6cm" text:min-label-width="0.794cm"/>
        <style:text-properties fo:font-family="Symbol" style:font-family-generic="roman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family-generic="roman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steoporosis" draw:style-name="dp1" draw:master-page-name="Default" presentation:presentation-page-layout-name="AL1T0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Osteoporosis</text:p>
          </draw:text-box>
        </draw:frame>
        <draw:frame presentation:style-name="pr2" draw:text-style-name="P2" draw:layer="layout" svg:width="23.914cm" svg:height="4.295cm" svg:x="2.059cm" svg:y="10.308cm" presentation:class="subtitle" presentation:user-transformed="true">
          <draw:text-box>
            <text:p text:style-name="P3">Vinod Kurup, MD</text:p>
            <text:p text:style-name="P3"><text:span text:style-name="T1">vinod@kurup.com</text:span><text:span text:style-name="T1"><text:line-break/></text:span><text:span text:style-name="T1"/></text:p>
            <text:p text:style-name="P4">December 22nd, 2006</text:p>
          </draw:text-box>
        </draw:frame>
        <draw:frame draw:style-name="gr1" draw:text-style-name="P5" draw:layer="layout" svg:width="3.103cm" svg:height="1.092cm" svg:x="24.202cm" svg:y="19.05cm">
          <draw:image xlink:href="Pictures/10000201000000580000001F50D68365.png" xlink:type="simple" xlink:show="embed" xlink:actuate="onLoad">
            <text:p text:style-name="P7"/>
          </draw:image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Definition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Definition</text:p>
          </draw:text-box>
        </draw:frame>
        <draw:frame presentation:style-name="pr5" draw:text-style-name="P10" draw:layer="layout" svg:width="23.91cm" svg:height="7.454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Which of the following patients have a clinical diagnosis of osteoporosis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A) 65 F with nl bone density, but frequent fal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B) 70 M very low bone density, asymptomatic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C) 58 F with a hip fx after minor fall, no BM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D) 39 M with hip fx after major MVA, no B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Definition</text:p>
          </draw:text-box>
        </draw:frame>
        <draw:frame presentation:style-name="pr5" draw:text-style-name="P10" draw:layer="layout" svg:width="23.91cm" svg:height="9.083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Which of the following patients have a clinical diagnosis of osteoporosis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A) 65 F with nl bone density, but frequent fal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B) 70 M very low bone density, asymptomatic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C) 58 F with a hip fx after minor fall, no BM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D) 39 M with hip fx after major MVA, no B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3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Definition</text:p>
          </draw:text-box>
        </draw:frame>
        <draw:frame presentation:style-name="pr6" draw:text-style-name="P10" draw:layer="layout" svg:width="23.914cm" svg:height="2.965cm" svg:x="2.059cm" svg:y="5.838cm" presentation:class="outline" presentation:user-transformed="true">
          <draw:text-box>
            <text:list text:style-name="L3">
              <text:list-item>
                <text:p text:style-name="P8">Reduction in bone mass</text:p>
              </text:list-item>
            </text:list>
            <text:list text:style-name="L3">
              <text:list-item>
                <text:p text:style-name="P11">Presence of a fragility fracture</text:p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Key Points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Key Points</text:p>
          </draw:text-box>
        </draw:frame>
        <draw:frame presentation:style-name="pr7" draw:text-style-name="P10" draw:layer="layout" svg:width="23.914cm" svg:height="5.334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Don't treat the T-score, treat the fracture risk</text:span></text:p>
              </text:list-item>
            </text:list>
            <text:list text:style-name="L3">
              <text:list-item>
                <text:p text:style-name="P11"><text:span text:style-name="T2">Nonpharmacologic measures are very effective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Epidemiology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<text:span text:style-name="T2">Epidemiology</text:span></text:p>
          </draw:text-box>
        </draw:frame>
        <draw:frame presentation:style-name="pr8" draw:text-style-name="P10" draw:layer="layout" svg:width="23.91cm" svg:height="11.648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What percent of white women will have osteoporosis by the age of 80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A) 10 %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B) 30 %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C) 50 %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D) 70%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2">Which type of fractures are associated with the most mortality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A) Vertebra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B) Hi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C) Colles' fractur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6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<text:span text:style-name="T2">Epidemiology</text:span></text:p>
          </draw:text-box>
        </draw:frame>
        <draw:frame presentation:style-name="pr8" draw:text-style-name="P10" draw:layer="layout" svg:width="23.91cm" svg:height="11.648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What percent of white women will have osteoporosis by the age of 80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A) 10 %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B) 30 %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C) 50 %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3">D) 70 %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2">Which type of fractures are associated with the most mortality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A) Vertebra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3">B) Hi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C) Colles' fractur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7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<text:span text:style-name="T2">Epidemiology</text:span></text:p>
          </draw:text-box>
        </draw:frame>
        <draw:frame presentation:style-name="pr9" draw:text-style-name="P10" draw:layer="layout" svg:width="23.914cm" svg:height="9.051cm" svg:x="2.059cm" svg:y="5.838cm" presentation:class="outline" presentation:user-transformed="true">
          <draw:text-box>
            <text:list text:style-name="L3">
              <text:list-item>
                <text:p text:style-name="P8"><text:span text:style-name="T2">8 million women, 2 million men in U.S.</text:span></text:p>
              </text:list-item>
            </text:list>
            <text:list text:style-name="L3">
              <text:list-item>
                <text:p text:style-name="P11"><text:span text:style-name="T2">Another 18-30 million with osteopenia</text:span></text:p>
              </text:list-item>
            </text:list>
            <text:list text:style-name="L3">
              <text:list-item>
                <text:p text:style-name="P11"><text:span text:style-name="T2">70% of white women at age 80</text:span></text:p>
              </text:list-item>
            </text:list>
            <text:list text:style-name="L3">
              <text:list-item>
                <text:p text:style-name="P11"><text:span text:style-name="T2">1.5 million fractures per year (300K hip)</text:span></text:p>
              </text:list-item>
            </text:list>
            <text:list text:style-name="L3">
              <text:list-item>
                <text:p text:style-name="P11"><text:span text:style-name="T2">Hip Fx – 5-20% mortality within 1 year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thophysiology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<text:span text:style-name="T2">Pathophysiology</text:span></text:p>
          </draw:text-box>
        </draw:frame>
        <draw:frame presentation:style-name="pr9" draw:text-style-name="P10" draw:layer="layout" svg:width="23.914cm" svg:height="9.13cm" svg:x="2.059cm" svg:y="5.838cm" presentation:class="outline" presentation:user-transformed="true">
          <draw:text-box>
            <text:list text:style-name="L3">
              <text:list-item>
                <text:p text:style-name="P8"><text:span text:style-name="T2">Bone resorption / Bone formation balance</text:span></text:p>
              </text:list-item>
            </text:list>
            <text:list text:style-name="L3">
              <text:list-item>
                <text:p text:style-name="P11"><text:span text:style-name="T2">Favors formation until age 30-45</text:span></text:p>
              </text:list-item>
            </text:list>
            <text:list text:style-name="L3">
              <text:list-item>
                <text:p text:style-name="P11"><text:span text:style-name="T2">Type I – postmenopausal (ages 50-70)</text:span></text:p>
              </text:list-item>
            </text:list>
            <text:list text:style-name="L3">
              <text:list-item>
                <text:p text:style-name="P11"><text:span text:style-name="T2">Type II – senile (ages 70+)</text:span></text:p>
              </text:list-item>
            </text:list>
            <text:list text:style-name="L3">
              <text:list-item>
                <text:p text:style-name="P11"><text:span text:style-name="T2">Type III - secondary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<text:span text:style-name="T2">Pathophysiology</text:span></text:p>
          </draw:text-box>
        </draw:frame>
        <draw:frame presentation:style-name="pr10" draw:text-style-name="P10" draw:layer="layout" svg:width="23.91cm" svg:height="8.553cm" svg:x="2.059cm" svg:y="5.838cm" presentation:class="outline" presentation:user-transformed="true">
          <draw:text-box>
            <text:list text:style-name="L3">
              <text:list-item>
                <text:p text:style-name="P8">2 factors dictate the development of OP</text:p>
              </text:list-item>
            </text:list>
            <text:list text:style-name="L3">
              <text:list-item>
                <text:list>
                  <text:list-item>
                    <text:p text:style-name="P13">Peak bone mass achiev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Rate of bone loss</text:p>
                  </text:list-item>
                </text:list>
              </text:list-item>
            </text:list>
            <text:list text:style-name="L3">
              <text:list-item>
                <text:p text:style-name="P11">Attack one of these factors to prevent OP</text:p>
              </text:list-item>
            </text:list>
            <text:list text:style-name="L3">
              <text:list-item>
                <text:p text:style-name="P14"/>
              </text:list-item>
            </text:list>
          </draw:text-box>
        </draw:frame>
        <presentation:notes draw:style-name="dp3">
          <draw:page-thumbnail draw:layer="layout" svg:width="13.97cm" svg:height="10.478cm" svg:x="3.81cm" svg:y="2.121cm" draw:page-number="10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Diagnosis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Diagnosis</text:p>
          </draw:text-box>
        </draw:frame>
        <draw:frame presentation:style-name="pr5" draw:text-style-name="P10" draw:layer="layout" svg:width="23.91cm" svg:height="7.454cm" svg:x="2.059cm" svg:y="5.837cm" presentation:class="outline" presentation:user-transformed="true">
          <draw:text-box>
            <text:list text:style-name="L3">
              <text:list-item>
                <text:p text:style-name="P8">Which is the correct criteria to diagnose osteoporosis?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A) Z score of -2.5 or low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B) T score of -2.5 or low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C) T score of -1.5 to -2.5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D) combination of B and 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97cm" svg:height="10.478cm" svg:x="3.81cm" svg:y="2.121cm" draw:page-number="11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Diagnosis</text:p>
          </draw:text-box>
        </draw:frame>
        <draw:frame presentation:style-name="pr5" draw:text-style-name="P10" draw:layer="layout" svg:width="23.91cm" svg:height="7.454cm" svg:x="2.059cm" svg:y="5.837cm" presentation:class="outline" presentation:user-transformed="true">
          <draw:text-box>
            <text:list text:style-name="L3">
              <text:list-item>
                <text:p text:style-name="P8">Which is the correct criteria to diagnose osteoporosis?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A) Z score of -2.5 or low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B) T score of -2.5 or low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C) T score of -1.5 to -2.5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D) combination of B and 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97cm" svg:height="10.478cm" svg:x="3.81cm" svg:y="2.121cm" draw:page-number="12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Diagnosis</text:p>
          </draw:text-box>
        </draw:frame>
        <draw:frame presentation:style-name="pr11" draw:text-style-name="P10" draw:layer="layout" svg:width="23.914cm" svg:height="12.844cm" svg:x="2.059cm" svg:y="5.838cm" presentation:class="outline" presentation:user-transformed="true">
          <draw:text-box>
            <text:list text:style-name="L3">
              <text:list-item>
                <text:p text:style-name="P8"><text:span text:style-name="T2">DeXA is gold standard</text:span></text:p>
              </text:list-item>
            </text:list>
            <text:list text:style-name="L3">
              <text:list-item>
                <text:p text:style-name="P11"><text:span text:style-name="T2">Bone density is compared on a bell curve to give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T score – comparison to young adul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Z score – comparison to age-matched adults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>Both are race &amp; gender matched</text:span></text:p>
              </text:list-item>
            </text:list>
            <text:list text:style-name="L3">
              <text:list-item>
                <text:p text:style-name="P11"><text:span text:style-name="T2">Osteoporosis: T score &lt; -2.5</text:span></text:p>
              </text:list-item>
            </text:list>
            <text:list text:style-name="L3">
              <text:list-item>
                <text:p text:style-name="P11"><text:span text:style-name="T2">Osteopenia: T score -1.5 to -2.5 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Other diagnostic tests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Other diagnostic tests</text:p>
          </draw:text-box>
        </draw:frame>
        <draw:frame presentation:style-name="pr12" draw:text-style-name="P10" draw:layer="layout" svg:width="23.914cm" svg:height="5.381cm" svg:x="2.059cm" svg:y="5.838cm" presentation:class="outline" presentation:user-transformed="true">
          <draw:text-box>
            <text:list text:style-name="L3">
              <text:list-item>
                <text:p text:style-name="P8">CT – more expensive, more radiation, less reproducibility</text:p>
              </text:list-item>
            </text:list>
            <text:list text:style-name="L3">
              <text:list-item>
                <text:p text:style-name="P11">US – lower cost, not widely used yet. Less accurate.</text:p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Who to screen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Who to screen</text:p>
          </draw:text-box>
        </draw:frame>
        <draw:frame presentation:style-name="pr13" draw:text-style-name="P10" draw:layer="layout" svg:width="23.91cm" svg:height="9.382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Which of the following patients should be screened for osteoporosis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A) 70 F with no medical problem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B) 57 F thin postmenopausal smok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C) 50 F with Colles fracture after minor fal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D) 37 F premenopausal with bone pa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E) 58 M with incidental vertebral fx noted on CX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5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Who to screen</text:p>
          </draw:text-box>
        </draw:frame>
        <draw:frame presentation:style-name="pr14" draw:text-style-name="P10" draw:layer="layout" svg:width="23.91cm" svg:height="10.239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Which of the following patients should be screened for osteoporosis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A) 70 F with no medical problem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B) 57 F thin postmenopausal smok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C) 50 F with Colles fracture after minor fal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D) 37 F premenopausal with bone pa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E) 58 M with incidental vertebral fx noted on CX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6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Who to screen</text:p>
          </draw:text-box>
        </draw:frame>
        <draw:frame presentation:style-name="pr15" draw:text-style-name="P10" draw:layer="layout" svg:width="23.914cm" svg:height="13.422cm" svg:x="2.059cm" svg:y="5.838cm" presentation:class="outline" presentation:user-transformed="true">
          <draw:text-box>
            <text:list text:style-name="L3">
              <text:list-item>
                <text:p text:style-name="P8"><text:span text:style-name="T2">All males and females over the age of 65</text:span></text:p>
              </text:list-item>
            </text:list>
            <text:list text:style-name="L3">
              <text:list-item>
                <text:p text:style-name="P11"><text:span text:style-name="T2">Younger patients if they have fracture risk factor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*** Low body weight (&lt; 70 k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Prior frac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FH osteoporotic frac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Chronic diseases which increase fall ris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smoking, physical inactivity, alcohol, caffein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Who to screen for secondary causes" draw:style-name="dp1" draw:master-page-name="Default" presentation:presentation-page-layout-name="AL2T1">
        <draw:frame presentation:style-name="pr16" draw:text-style-name="P2" draw:layer="layout" svg:width="23.914cm" svg:height="3.498cm" svg:x="2.059cm" svg:y="1.749cm" presentation:class="title" presentation:user-transformed="true">
          <draw:text-box>
            <text:p text:style-name="P1">Who to screen for secondary causes</text:p>
          </draw:text-box>
        </draw:frame>
        <draw:frame presentation:style-name="pr17" draw:text-style-name="P10" draw:layer="layout" svg:width="23.914cm" svg:height="10.492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Search for secondary causes of OP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T score &lt; -2.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History of minimal trauma frac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Physical evidence of vertebral fractur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Loss of height &gt; 2 inch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Wall-occiput distance &gt; 0 inch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Rib-pelvis distance &lt; 2 fingerbreadth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Fewer than 20 teet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Secondary causes of OP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Secondary causes of OP</text:p>
          </draw:text-box>
        </draw:frame>
        <draw:frame presentation:style-name="pr5" draw:text-style-name="P10" draw:layer="layout" svg:width="23.91cm" svg:height="7.454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Which of the following is not a secondary cause of osteoporosis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A) Hyperthyrodisi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B) Hypogonadis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C) Hypertens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D) Steroid u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9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Secondary causes of OP</text:p>
          </draw:text-box>
        </draw:frame>
        <draw:frame presentation:style-name="pr5" draw:text-style-name="P10" draw:layer="layout" svg:width="23.91cm" svg:height="7.454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Which of the following is not a secondary cause of osteoporosis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A) Hyperthyrodisi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B) Hypogonadis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C) Hypertens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D) Steroid u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0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Secondary causes of OP</text:p>
          </draw:text-box>
        </draw:frame>
        <draw:frame presentation:style-name="pr18" draw:text-style-name="P10" draw:layer="layout" svg:width="23.914cm" svg:height="13.989cm" svg:x="2.059cm" svg:y="5.838cm" presentation:class="outline" presentation:user-transformed="true">
          <draw:text-box>
            <text:list text:style-name="L3">
              <text:list-item>
                <text:p text:style-name="P8"><text:span text:style-name="T2">Endocrine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">Hypogonadism, hyperthyroidism, DM type I, cushings, hyperparathyroidism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">Nutritional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">Malabsorption, vit D deficiency, Ca deficiency, EtOH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">Med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">STEROIDS, thyroxine, anticonvulsants, loop diuretic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">Other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">COPD, RA, Multiple myeloma, CK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Secondary search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Secondary search</text:p>
          </draw:text-box>
        </draw:frame>
        <draw:frame presentation:style-name="pr19" draw:text-style-name="P10" draw:layer="layout" svg:width="23.914cm" svg:height="12.102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Ca, Phos, Protein/Albumin, Alk Phos, creatinine</text:span></text:p>
              </text:list-item>
            </text:list>
            <text:list text:style-name="L3">
              <text:list-item>
                <text:p text:style-name="P11"><text:span text:style-name="T2">CBC</text:span></text:p>
              </text:list-item>
            </text:list>
            <text:list text:style-name="L3">
              <text:list-item>
                <text:p text:style-name="P11"><text:span text:style-name="T2">TSH</text:span></text:p>
              </text:list-item>
            </text:list>
            <text:list text:style-name="L3">
              <text:list-item>
                <text:p text:style-name="P11"><text:span text:style-name="T2">25-hydroxyvitamin D</text:span></text:p>
              </text:list-item>
            </text:list>
            <text:list text:style-name="L3">
              <text:list-item>
                <text:p text:style-name="P11"><text:span text:style-name="T2">Testosterone (men)</text:span></text:p>
              </text:list-item>
            </text:list>
            <text:list text:style-name="L3">
              <text:list-item>
                <text:p text:style-name="P11"><text:span text:style-name="T2">Consider: PTH, Urinary calcium, Urinary cortisol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Nonpharmacologic measures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<text:span text:style-name="T2">Nonpharmacologic measures</text:span></text:p>
          </draw:text-box>
        </draw:frame>
        <draw:frame presentation:style-name="pr20" draw:text-style-name="P10" draw:layer="layout" svg:width="23.914cm" svg:height="8.549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Stop smoking</text:span></text:p>
              </text:list-item>
            </text:list>
            <text:list text:style-name="L3">
              <text:list-item>
                <text:p text:style-name="P11"><text:span text:style-name="T2">Treat fall risks: EtOH use, nocturia, vision, safety issues</text:span></text:p>
              </text:list-item>
            </text:list>
            <text:list text:style-name="L3">
              <text:list-item>
                <text:p text:style-name="P11"><text:span text:style-name="T2">Exercise – mostly by increasing coordination</text:span></text:p>
              </text:list-item>
            </text:list>
            <text:list text:style-name="L3">
              <text:list-item>
                <text:p text:style-name="P11"><text:span text:style-name="T2">Protective pads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Calcium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Calcium</text:p>
          </draw:text-box>
        </draw:frame>
        <draw:frame presentation:style-name="pr21" draw:text-style-name="P10" draw:layer="layout" svg:width="23.91cm" svg:height="5.09cm" svg:x="2.059cm" svg:y="5.837cm" presentation:class="outline" presentation:user-transformed="true">
          <draw:text-box>
            <text:list text:style-name="L3">
              <text:list-item>
                <text:p text:style-name="P8">We prefer calcium intake to be from diet rather than supplement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A) Tru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B) Fal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4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Calcium</text:p>
          </draw:text-box>
        </draw:frame>
        <draw:frame presentation:style-name="pr21" draw:text-style-name="P10" draw:layer="layout" svg:width="23.91cm" svg:height="5.09cm" svg:x="2.059cm" svg:y="5.837cm" presentation:class="outline" presentation:user-transformed="true">
          <draw:text-box>
            <text:list text:style-name="L3">
              <text:list-item>
                <text:p text:style-name="P8">We prefer calcium intake to be from diet rather than supplement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A) Tru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B) Fal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5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Calcium</text:p>
          </draw:text-box>
        </draw:frame>
        <draw:frame presentation:style-name="pr22" draw:text-style-name="P10" draw:layer="layout" svg:width="23.914cm" svg:height="7.551cm" svg:x="2.059cm" svg:y="5.838cm" presentation:class="outline" presentation:user-transformed="true">
          <draw:text-box>
            <text:list text:style-name="L3">
              <text:list-item>
                <text:p text:style-name="P8">RDA is 1000-1200 mg</text:p>
              </text:list-item>
            </text:list>
            <text:list text:style-name="L3">
              <text:list-item>
                <text:p text:style-name="P11">Average intake is 600-800 mg</text:p>
              </text:list-item>
            </text:list>
            <text:list text:style-name="L3">
              <text:list-item>
                <text:p text:style-name="P11">Preferred from dietary sources</text:p>
              </text:list-item>
            </text:list>
            <text:list text:style-name="L3">
              <text:list-item>
                <text:p text:style-name="P11">Take CaCO<text:span text:style-name="T5">3</text:span> with food (needs acid to absorb)</text:p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Vitamin D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Vitamin D</text:p>
          </draw:text-box>
        </draw:frame>
        <draw:frame presentation:style-name="pr23" draw:text-style-name="P10" draw:layer="layout" svg:width="23.914cm" svg:height="9.16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Deficiency is prevalent</text:span></text:p>
              </text:list-item>
            </text:list>
            <text:list text:style-name="L3">
              <text:list-item>
                <text:p text:style-name="P11"><text:span text:style-name="T2">Recommendations 200 to 600 IU daily</text:span></text:p>
              </text:list-item>
            </text:list>
            <text:list text:style-name="L3">
              <text:list-item>
                <text:p text:style-name="P11"><text:span text:style-name="T2">MVI has 400 IU</text:span></text:p>
              </text:list-item>
            </text:list>
            <text:list text:style-name="L3">
              <text:list-item>
                <text:p text:style-name="P11"><text:span text:style-name="T2">Safe and effective</text:span></text:p>
              </text:list-item>
            </text:list>
            <text:list text:style-name="L3">
              <text:list-item>
                <text:p text:style-name="P11"><text:span text:style-name="T2">Vit D + Calcium decrease fracture risk by 30%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Meds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Meds</text:p>
          </draw:text-box>
        </draw:frame>
        <draw:frame presentation:style-name="pr13" draw:text-style-name="P10" draw:layer="layout" svg:width="23.91cm" svg:height="8.636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After Calcium and Vitamin D, the first line treatment for osteoporosis i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A) Bisphosphonat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B) HR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C) Raloxifen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D) Calciton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E) A or 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8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Meds</text:p>
          </draw:text-box>
        </draw:frame>
        <draw:frame presentation:style-name="pr13" draw:text-style-name="P10" draw:layer="layout" svg:width="23.91cm" svg:height="8.636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After Calcium and Vitamin D, the first line treatment for osteoporosis i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A) Bisphosphonat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B) HR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C) Raloxifen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D) Calciton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E) A or 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9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Bisphosphonates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<text:span text:style-name="T2">Bisphosphonates</text:span></text:p>
          </draw:text-box>
        </draw:frame>
        <draw:frame presentation:style-name="pr24" draw:text-style-name="P10" draw:layer="layout" svg:width="23.914cm" svg:height="11.843cm" svg:x="2.059cm" svg:y="5.838cm" presentation:class="outline" presentation:user-transformed="true">
          <draw:text-box>
            <text:list text:style-name="L3">
              <text:list-item>
                <text:p text:style-name="P8"><text:span text:style-name="T2">Decrease fracture risk by 50%</text:span></text:p>
              </text:list-item>
            </text:list>
            <text:list text:style-name="L3">
              <text:list-item>
                <text:p text:style-name="P11"><text:span text:style-name="T2">Administration instructions</text:span></text:p>
              </text:list-item>
            </text:list>
            <text:list text:style-name="L3">
              <text:list-item>
                <text:p text:style-name="P11"><text:span text:style-name="T2">Overall GI side effects equal to placebo</text:span></text:p>
              </text:list-item>
            </text:list>
            <text:list text:style-name="L3">
              <text:list-item>
                <text:p text:style-name="P11"><text:span text:style-name="T2">Alendronate 70 mg weekly</text:span><text:span text:style-name="T2"><text:line-break/></text:span><text:span text:style-name="T2">Risedronate 35 mg weekly</text:span></text:p>
              </text:list-item>
            </text:list>
            <text:list text:style-name="L3">
              <text:list-item>
                <text:p text:style-name="P11"><text:span text:style-name="T2">Safe long term, but do they remain effective?</text:span></text:p>
              </text:list-item>
            </text:list>
            <text:list text:style-name="L3">
              <text:list-item>
                <text:p text:style-name="P11"><text:span text:style-name="T2">Osteonecrosis of jaw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Others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Others</text:p>
          </draw:text-box>
        </draw:frame>
        <draw:frame presentation:style-name="pr25" draw:text-style-name="P10" draw:layer="layout" svg:width="23.914cm" svg:height="8.852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Estrogen: WHI study makes this less attractive</text:span></text:p>
              </text:list-item>
            </text:list>
            <text:list text:style-name="L3">
              <text:list-item>
                <text:p text:style-name="P11"><text:span text:style-name="T2">Raloxifene: doesn't decrease hip fx rate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Side effects similar to estroge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>Calcitonin: little proven benefit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May have analgesic effect on bone pai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NNT to prevent Vertebral Fx (over 2 years)" draw:style-name="dp1" draw:master-page-name="Default" presentation:presentation-page-layout-name="AL3T8">
        <draw:frame presentation:style-name="pr26" draw:text-style-name="P2" draw:layer="layout" svg:width="23.914cm" svg:height="3.187cm" svg:x="2.059cm" svg:y="1.904cm" presentation:class="title" presentation:user-transformed="true">
          <draw:text-box>
            <text:p text:style-name="P1"><text:span text:style-name="T2">NNT to prevent Vertebral Fx</text:span><text:span text:style-name="T2"><text:line-break/></text:span><text:span text:style-name="T6">(over 2 years)</text:span></text:p>
          </draw:text-box>
        </draw:frame>
        <draw:frame draw:style-name="standard" draw:layer="layout" svg:width="24.426cm" svg:height="13.216cm" svg:x="2.059cm" svg:y="5.8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Treatment Guidelines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Treatment Guidelines</text:p>
          </draw:text-box>
        </draw:frame>
        <draw:frame presentation:style-name="pr27" draw:text-style-name="P10" draw:layer="layout" svg:width="23.914cm" svg:height="13.221cm" svg:x="2.059cm" svg:y="5.838cm" presentation:class="outline" presentation:user-transformed="true">
          <draw:text-box>
            <text:list text:style-name="L3">
              <text:list-item>
                <text:p text:style-name="P8"><text:span text:style-name="T2">Age &lt; 75, treat if T-score &lt; -2.5</text:span></text:p>
              </text:list-item>
            </text:list>
            <text:list text:style-name="L3">
              <text:list-item>
                <text:p text:style-name="P11"><text:span text:style-name="T2">Age &gt; 75, treat if T-score &lt; -2.0</text:span></text:p>
              </text:list-item>
            </text:list>
            <text:list text:style-name="L3">
              <text:list-item>
                <text:p text:style-name="P11"><text:span text:style-name="T2">If T-scores don't dictate treatment, still treat if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Low impact or vertebral fx by history, ex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Other significant risk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Steroid u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Smok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Conditions creating a fall ris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http://courses.washington.edu/bonephys/opTZconvert.html" draw:style-name="dp1" draw:master-page-name="Default" presentation:presentation-page-layout-name="AL4T11">
        <draw:frame presentation:style-name="pr28" draw:text-style-name="P2" draw:layer="layout" svg:width="23.91cm" svg:height="2.214cm" svg:x="2.059cm" svg:y="2.385cm" presentation:class="title" presentation:user-transformed="true">
          <draw:text-box>
            <text:p text:style-name="P1"><text:span text:style-name="T7">http://courses.washington.edu/bonephys/opTZconvert.html</text:span></text:p>
          </draw:text-box>
        </draw:frame>
        <draw:frame draw:style-name="gr3" draw:layer="layout" svg:width="18.887cm" svg:height="13.225cm" svg:x="4.568cm" svg:y="5.838cm">
          <draw:object-ole draw:class-id="BFD15CC8-94F5-AF59-b85c-d1bf64855aaf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3">
          <draw:page-thumbnail draw:layer="layout" svg:width="13.97cm" svg:height="10.478cm" svg:x="3.81cm" svg:y="2.121cm" draw:page-number="34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Results" draw:style-name="dp1" draw:master-page-name="Default" presentation:presentation-page-layout-name="AL4T1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Results</text:p>
          </draw:text-box>
        </draw:frame>
        <draw:frame draw:style-name="gr4" draw:layer="layout" svg:width="16.558cm" svg:height="13.225cm" svg:x="5.733cm" svg:y="5.838cm">
          <draw:object-ole draw:class-id="BFD15CC8-94F5-AF59-b85c-d1bf74325caf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draw:page-thumbnail draw:layer="layout" svg:width="13.97cm" svg:height="10.478cm" svg:x="3.81cm" svg:y="2.121cm" draw:page-number="35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Monitoring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Monitoring</text:p>
          </draw:text-box>
        </draw:frame>
        <draw:frame presentation:style-name="pr29" draw:text-style-name="P10" draw:layer="layout" svg:width="23.91cm" svg:height="9.36cm" svg:x="2.059cm" svg:y="5.838cm" presentation:class="outline" presentation:user-transformed="true">
          <draw:text-box>
            <text:list text:style-name="L3">
              <text:list-item>
                <text:p text:style-name="P8"><text:span text:style-name="T2">You've diagnosed a patient with osteoporosis. How should you follow this patient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">A) Repeat DeXA in 1 ye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">B) Repeat DeXA in 2-3 yea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">C) Measure N-telopeptide at baseline and repeat q 6 month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">D) Just monitor for medication tolerance, side effec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">E) Any of the abo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97cm" svg:height="10.478cm" svg:x="3.81cm" svg:y="2.121cm" draw:page-number="36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text-style-name="P2" draw:layer="layout" svg:width="23.91cm" svg:height="1.813cm" svg:x="2.059cm" svg:y="2.586cm" presentation:class="title" presentation:user-transformed="true">
          <draw:text-box>
            <text:p text:style-name="P1">Monitoring</text:p>
          </draw:text-box>
        </draw:frame>
        <draw:frame presentation:style-name="pr29" draw:text-style-name="P10" draw:layer="layout" svg:width="23.91cm" svg:height="9.36cm" svg:x="2.059cm" svg:y="5.838cm" presentation:class="outline" presentation:user-transformed="true">
          <draw:text-box>
            <text:list text:style-name="L3">
              <text:list-item>
                <text:p text:style-name="P8"><text:span text:style-name="T2">You've diagnosed a patient with osteoporosis. How should you follow this patient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">A) Repeat DeXA in 1 ye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">B) Repeat DeXA in 2-3 yea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">C) Measure N-telopeptide at baseline and repeat q 6 month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">D) Just monitor for medication tolerance, side effec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3">E) Any of the abo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3.97cm" svg:height="10.478cm" svg:x="3.81cm" svg:y="2.121cm" draw:page-number="37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Monitoring</text:p>
          </draw:text-box>
        </draw:frame>
        <draw:frame presentation:style-name="pr24" draw:text-style-name="P10" draw:layer="layout" svg:width="23.914cm" svg:height="11.797cm" svg:x="2.059cm" svg:y="5.838cm" presentation:class="outline" presentation:user-transformed="true">
          <draw:text-box>
            <text:list text:style-name="L3">
              <text:list-item>
                <text:p text:style-name="P8"><text:span text:style-name="T2">Monitor treatment with repeat DeXA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1 year in high risk pat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2-3 years in lower risk patients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>Remodeling markers not useful clinically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Urinary N-telopeptide, Bone alkaline phosphat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Check at initiation of treatment and 4-6 months lat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Questions to be answered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Questions to be answered</text:p>
          </draw:text-box>
        </draw:frame>
        <draw:frame presentation:style-name="pr30" draw:text-style-name="P10" draw:layer="layout" svg:width="23.914cm" svg:height="11.599cm" svg:x="2.059cm" svg:y="5.838cm" presentation:class="outline" presentation:user-transformed="true">
          <draw:text-box>
            <text:list text:style-name="L3">
              <text:list-item>
                <text:p text:style-name="P8"><text:span text:style-name="T2">Relatively young patients with osteopenia – treat?</text:span></text:p>
              </text:list-item>
            </text:list>
            <text:list text:style-name="L3">
              <text:list-item>
                <text:p text:style-name="P11"><text:span text:style-name="T2">When to stop treatment?</text:span></text:p>
              </text:list-item>
            </text:list>
            <text:list text:style-name="L3">
              <text:list-item>
                <text:p text:style-name="P11"><text:span text:style-name="T2">Long term risks of bisphosphonates</text:span></text:p>
              </text:list-item>
            </text:list>
            <text:list text:style-name="L3">
              <text:list-item>
                <text:p text:style-name="P11"><text:span text:style-name="T2">What to do if patient has a fracture while on bisphosphonates?</text:span></text:p>
              </text:list-item>
            </text:list>
            <text:list text:style-name="L3">
              <text:list-item>
                <text:p text:style-name="P11"><text:span text:style-name="T2">What to do if BMD decreases while on treatment?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Key points" draw:style-name="dp1" draw:master-page-name="Default" presentation:presentation-page-layout-name="AL2T1">
        <draw:frame presentation:style-name="pr1" draw:text-style-name="P2" draw:layer="layout" svg:width="23.914cm" svg:height="1.813cm" svg:x="2.059cm" svg:y="2.591cm" presentation:class="title" presentation:user-transformed="true">
          <draw:text-box>
            <text:p text:style-name="P1">Key points</text:p>
          </draw:text-box>
        </draw:frame>
        <draw:frame presentation:style-name="pr7" draw:text-style-name="P10" draw:layer="layout" svg:width="23.914cm" svg:height="5.334cm" svg:x="2.059cm" svg:y="5.837cm" presentation:class="outline" presentation:user-transformed="true">
          <draw:text-box>
            <text:list text:style-name="L3">
              <text:list-item>
                <text:p text:style-name="P8"><text:span text:style-name="T2">Don't treat the T-score, treat the fracture risk</text:span></text:p>
              </text:list-item>
            </text:list>
            <text:list text:style-name="L3">
              <text:list-item>
                <text:p text:style-name="P11"><text:span text:style-name="T2">Nonpharmacologic measures are very effective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12.766cm" svg:height="9.578cm" svg:x="4.41cm" svg:y="2.79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Hiragino Mincho Pro W3'" style:font-pitch-asian="variable" style:font-size-asian="44pt" style:font-style-asian="normal" style:font-weight-asian="normal" style:font-family-complex="'Hiragino Mincho Pro W3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5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Hiragino Mincho Pro W3'" style:font-pitch-asian="variable" style:font-size-asian="32pt" style:font-style-asian="normal" style:font-weight-asian="normal" style:font-family-complex="'Hiragino Mincho Pro W3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family-complex="'DejaVu Sans'" style:font-pitch-complex="variable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">
            <style:list-level-properties text:space-before="0.295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4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502cm" fo:line-height="87%" fo:text-align="start" text:enable-numbering="true" fo:text-indent="0cm" style:punctuation-wrap="simple" style:line-break="strict">
        <style:tab-stops>
          <style:tab-stop style:position="0.074cm"/>
          <style:tab-stop style:position="1.344cm"/>
          <style:tab-stop style:position="2.614cm"/>
          <style:tab-stop style:position="3.884cm"/>
          <style:tab-stop style:position="5.154cm"/>
          <style:tab-stop style:position="6.424cm"/>
          <style:tab-stop style:position="7.694cm"/>
          <style:tab-stop style:position="8.964cm"/>
          <style:tab-stop style:position="10.234cm"/>
          <style:tab-stop style:position="11.504cm"/>
          <style:tab-stop style:position="12.774cm"/>
          <style:tab-stop style:position="14.044cm"/>
          <style:tab-stop style:position="15.314cm"/>
          <style:tab-stop style:position="16.584cm"/>
          <style:tab-stop style:position="17.854cm"/>
          <style:tab-stop style:position="19.124cm"/>
          <style:tab-stop style:position="20.394cm"/>
          <style:tab-stop style:position="21.664cm"/>
          <style:tab-stop style:position="22.934cm"/>
          <style:tab-stop style:position="24.20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Hiragino Mincho Pro W3'" style:font-pitch-asian="variable" style:font-size-asian="32pt" style:font-style-asian="normal" style:font-weight-asian="normal" style:font-family-complex="'Hiragino Mincho Pro W3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4cm" fo:margin-right="0cm" fo:margin-top="0cm" fo:margin-bottom="0.401cm" fo:line-height="87%" fo:text-align="start" text:enable-numbering="true" fo:text-indent="0cm" style:punctuation-wrap="simple" style:line-break="strict">
        <style:tab-stops>
          <style:tab-stop style:position="0.145cm"/>
          <style:tab-stop style:position="1.415cm"/>
          <style:tab-stop style:position="2.685cm"/>
          <style:tab-stop style:position="3.955cm"/>
          <style:tab-stop style:position="5.225cm"/>
          <style:tab-stop style:position="6.495cm"/>
          <style:tab-stop style:position="7.765cm"/>
          <style:tab-stop style:position="9.035cm"/>
          <style:tab-stop style:position="10.305cm"/>
          <style:tab-stop style:position="11.575cm"/>
          <style:tab-stop style:position="12.845cm"/>
          <style:tab-stop style:position="14.115cm"/>
          <style:tab-stop style:position="15.385cm"/>
          <style:tab-stop style:position="16.655cm"/>
          <style:tab-stop style:position="17.925cm"/>
          <style:tab-stop style:position="19.195cm"/>
          <style:tab-stop style:position="20.465cm"/>
          <style:tab-stop style:position="21.735cm"/>
          <style:tab-stop style:position="23.005cm"/>
          <style:tab-stop style:position="24.27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Hiragino Mincho Pro W3'" style:font-pitch-asian="variable" style:font-size-asian="28pt" style:font-family-complex="'Hiragino Mincho Pro W3'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3.593cm" fo:margin-right="0cm" fo:margin-top="0cm" fo:margin-bottom="0.299cm" fo:line-height="87%" fo:text-align="start" text:enable-numbering="true" fo:text-indent="0cm" style:punctuation-wrap="simple" style:line-break="strict">
        <style:tab-stops>
          <style:tab-stop style:position="0.216cm"/>
          <style:tab-stop style:position="1.486cm"/>
          <style:tab-stop style:position="2.756cm"/>
          <style:tab-stop style:position="4.026cm"/>
          <style:tab-stop style:position="5.296cm"/>
          <style:tab-stop style:position="6.566cm"/>
          <style:tab-stop style:position="7.836cm"/>
          <style:tab-stop style:position="9.106cm"/>
          <style:tab-stop style:position="10.376cm"/>
          <style:tab-stop style:position="11.646cm"/>
          <style:tab-stop style:position="12.916cm"/>
          <style:tab-stop style:position="14.186cm"/>
          <style:tab-stop style:position="15.456cm"/>
          <style:tab-stop style:position="16.726cm"/>
          <style:tab-stop style:position="17.996cm"/>
          <style:tab-stop style:position="19.266cm"/>
          <style:tab-stop style:position="20.536cm"/>
          <style:tab-stop style:position="21.806cm"/>
          <style:tab-stop style:position="23.076cm"/>
          <style:tab-stop style:position="24.34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Hiragino Mincho Pro W3'" style:font-pitch-asian="variable" style:font-size-asian="24pt" style:font-family-complex="'Hiragino Mincho Pro W3'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4.793cm" fo:margin-right="0cm" fo:margin-top="0cm" fo:margin-bottom="0.202cm" fo:line-height="87%" fo:text-align="start" text:enable-numbering="true" fo:text-indent="0cm" style:punctuation-wrap="simple" style:line-break="strict">
        <style:tab-stops>
          <style:tab-stop style:position="0.286cm"/>
          <style:tab-stop style:position="1.556cm"/>
          <style:tab-stop style:position="2.826cm"/>
          <style:tab-stop style:position="4.096cm"/>
          <style:tab-stop style:position="5.366cm"/>
          <style:tab-stop style:position="6.636cm"/>
          <style:tab-stop style:position="7.906cm"/>
          <style:tab-stop style:position="9.176cm"/>
          <style:tab-stop style:position="10.446cm"/>
          <style:tab-stop style:position="11.716cm"/>
          <style:tab-stop style:position="12.986cm"/>
          <style:tab-stop style:position="14.256cm"/>
          <style:tab-stop style:position="15.526cm"/>
          <style:tab-stop style:position="16.796cm"/>
          <style:tab-stop style:position="18.066cm"/>
          <style:tab-stop style:position="19.336cm"/>
          <style:tab-stop style:position="20.606cm"/>
          <style:tab-stop style:position="21.876cm"/>
          <style:tab-stop style:position="23.146cm"/>
          <style:tab-stop style:position="24.41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Hiragino Mincho Pro W3'" style:font-pitch-asian="variable" style:font-size-asian="20pt" style:font-family-complex="'Hiragino Mincho Pro W3'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992cm" fo:margin-right="0cm" fo:margin-top="0cm" fo:margin-bottom="0.101cm" fo:line-height="87%" fo:text-align="start" text:enable-numbering="true" fo:text-indent="0cm" style:punctuation-wrap="simple" style:line-break="strict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Hiragino Mincho Pro W3'" style:font-pitch-asian="variable" style:font-size-asian="20pt" style:font-family-complex="'Hiragino Mincho Pro W3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992cm" fo:margin-right="0cm" fo:margin-top="0cm" fo:margin-bottom="0.101cm" fo:line-height="87%" fo:text-align="start" text:enable-numbering="true" fo:text-indent="0cm" style:punctuation-wrap="simple" style:line-break="strict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Hiragino Mincho Pro W3'" style:font-pitch-asian="variable" style:font-size-asian="20pt" style:font-family-complex="'Hiragino Mincho Pro W3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992cm" fo:margin-right="0cm" fo:margin-top="0cm" fo:margin-bottom="0.101cm" fo:line-height="87%" fo:text-align="start" text:enable-numbering="true" fo:text-indent="0cm" style:punctuation-wrap="simple" style:line-break="strict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Hiragino Mincho Pro W3'" style:font-pitch-asian="variable" style:font-size-asian="20pt" style:font-family-complex="'Hiragino Mincho Pro W3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992cm" fo:margin-right="0cm" fo:margin-top="0cm" fo:margin-bottom="0.101cm" fo:line-height="87%" fo:text-align="start" text:enable-numbering="true" fo:text-indent="0cm" style:punctuation-wrap="simple" style:line-break="strict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Hiragino Mincho Pro W3'" style:font-pitch-asian="variable" style:font-size-asian="20pt" style:font-family-complex="'Hiragino Mincho Pro W3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992cm" fo:margin-right="0cm" fo:margin-top="0cm" fo:margin-bottom="0.101cm" fo:line-height="87%" fo:text-align="start" text:enable-numbering="true" fo:text-indent="0cm" style:punctuation-wrap="simple" style:line-break="strict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Hiragino Mincho Pro W3'" style:font-pitch-asian="variable" style:font-size-asian="20pt" style:font-family-complex="'Hiragino Mincho Pro W3'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/>
      <draw:page-thumbnail draw:layer="backgroundobjects" svg:width="6.705cm" svg:height="5.029cm" svg:x="2.584cm" svg:y="11.455cm"/>
      <draw:page-thumbnail draw:layer="backgroundobjects" svg:width="6.705cm" svg:height="5.029cm" svg:x="12.299cm" svg:y="11.455cm"/>
      <draw:page-thumbnail draw:layer="backgroundobjects" svg:width="6.705cm" svg:height="5.029cm" svg:x="2.584cm" svg:y="18.999cm"/>
      <draw:page-thumbnail draw:layer="backgroundobjects" svg:width="6.705cm" svg:height="5.029cm" svg:x="12.299cm" svg:y="18.999cm"/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3.905cm" svg:height="3.498cm" svg:x="2.058cm" svg:y="1.741cm" presentation:class="title" presentation:placeholder="true">
        <draw:text-box/>
      </draw:frame>
      <draw:frame presentation:style-name="Default-outline1" draw:layer="backgroundobjects" svg:width="23.905cm" svg:height="13.226cm" svg:x="2.058cm" svg:y="5.837cm" presentation:class="outline" presentation:placeholder="true">
        <draw:text-box/>
      </draw:frame>
      <presentation:notes style:page-layout-name="PM0">
        <draw:rect draw:style-name="gr3" draw:text-style-name="P3" draw:layer="backgroundobjects" svg:width="21.59cm" svg:height="27.94cm" svg:x="0cm" svg:y="0cm">
          <text:p/>
        </draw:rect>
        <draw:custom-shape draw:style-name="gr4" draw:text-style-name="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761cm" svg:height="9.574cm" svg:x="4.409cm" svg:y="2.795cm" presentation:class="page"/>
        <draw:frame presentation:style-name="Default-notes" draw:layer="backgroundobjects" svg:width="15.015cm" svg:height="10.624cm" svg:x="3.293cm" svg:y="13.299cm" presentation:class="notes" presentation:placeholder="true">
          <draw:text-box/>
        </draw:frame>
        <draw:page-thumbnail presentation:style-name="Default-title" draw:layer="backgroundobjects" svg:width="13.966cm" svg:height="10.474cm" svg:x="3.81cm" svg:y="2.12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dc:title>Osteoporosis</dc:title>
    <meta:creation-date>2006-12-24T16:10:47</meta:creation-date>
    <dc:creator>Vinod Kurup</dc:creator>
    <dc:date>2006-12-24T16:32:46</dc:date>
    <meta:print-date>2006-12-24T16:10:47</meta:print-date>
    <dc:language>en-US</dc:language>
    <meta:editing-cycles>3</meta:editing-cycles>
    <meta:editing-duration>PT9M32S</meta:editing-duration>
    <meta:user-defined meta:name="Info 1"/>
    <meta:user-defined meta:name="Info 2"/>
    <meta:user-defined meta:name="Info 3"/>
    <meta:user-defined meta:name="Info 4"/>
    <meta:document-statistic meta:object-count="1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DejaVu Sans" svg:font-family="'DejaVu Sans'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2689in"/>
    </style:style>
    <style:style style:name="co2" style:family="table-column">
      <style:table-column-properties fo:break-before="auto" style:column-width="2.9654in"/>
    </style:style>
    <style:style style:name="co3" style:family="table-column">
      <style:table-column-properties fo:break-before="auto" style:column-width="2.905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6681in" fo:break-before="auto" style:use-optimal-row-height="true"/>
    </style:style>
    <style:style style:name="ro2" style:family="table-row">
      <style:table-row-properties style:row-height="0.6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40pt" fo:font-style="normal" fo:text-shadow="none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36pt" fo:font-style="normal" fo:text-shadow="none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36pt" fo:font-style="normal" fo:text-shadow="none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/>
          <table:table-cell table:number-columns-repeated="2"/>
        </table:table-row>
        <table:table-row table:style-name="ro2">
          <table:table-cell/>
          <table:table-cell table:style-name="ce3" office:value-type="string">
            <text:p>Normal BMD</text:p>
          </table:table-cell>
          <table:table-cell table:style-name="ce3" office:value-type="string">
            <text:p>Low BMD</text:p>
          </table:table-cell>
        </table:table-row>
        <table:table-row table:style-name="ro2">
          <table:table-cell office:value-type="string">
            <text:p>Vitamin D</text:p>
          </table:table-cell>
          <table:table-cell office:value-type="float" office:value="2252">
            <text:p>2252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string">
            <text:p>Alendronate</text:p>
          </table:table-cell>
          <table:table-cell office:value-type="float" office:value="1790">
            <text:p>1790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string">
            <text:p>Risedronate</text:p>
          </table:table-cell>
          <table:table-cell office:value-type="float" office:value="2315">
            <text:p>2315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string">
            <text:p>Raloxifene</text:p>
          </table:table-cell>
          <table:table-cell office:value-type="float" office:value="2381">
            <text:p>2381</text:p>
          </table:table-cell>
          <table:table-cell office:value-type="float" office:value="99">
            <text:p>99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DejaVu Sans" svg:font-family="'DejaVu Sans'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24">12/24/2006</text:date>, <text:time>16:3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